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3c11"/>
    </style:style>
    <style:style style:name="T1" style:family="text">
      <style:text-properties style:font-name="Nimbus Sans L" style:font-name-asian="Mincho" style:font-name-complex="Tahoma"/>
    </style:style>
    <style:style style:name="T2" style:family="text">
      <style:text-properties style:font-name="Nimbus Sans L" officeooo:rsid="00183c11" style:font-name-asian="Mincho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his te</text:span><text:span text:style-name="T2"><office:annotation><dc:date>2008-01-23T00:00:00</dc:date><text:p>do text</text:p><text:p>from xhtml(dummy.getAt1())</text:p></office:annotation></text:span><text:span text:style-name="T2">xt </text:span><text:span text:style-name="T1">will be replaced by the content of the XHTML chunk (see the note attached to this text.)</text:span></text:p>
      <text:h text:style-name="Heading_20_1" text:outline-level="1">Idem for h<office:annotation><dc:date>2008-01-23T00:00:00</dc:date><text:p>do title for i in range(2)</text:p><text:p>from xhtml(dummy.getAt1())</text:p><text:p/></office:annotation>ere. Everything I type here is ignored (style info, the fact that is is a title, a table, ...) and will be replaced by the XHTML chunk, several times because there is a 'for' loop.</text:h>
      <text:h text:style-name="Heading_20_2" text:outline-level="2">Title 2</text:h>
      <text:h text:style-name="Heading_20_3" text:outline-level="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$Linux_X86_64 LibreOffice_project/30$Build-2</meta:generator>
    <meta:initial-creator>Gaetan Delannay</meta:initial-creator>
    <meta:creation-date>2007-08-06T12:09:45</meta:creation-date>
    <dc:date>2019-11-15T15:58:03.313063578</dc:date>
    <dc:language>en-US</dc:language>
    <meta:editing-cycles>17</meta:editing-cycles>
    <meta:editing-duration>PT1H56M30S</meta:editing-duration>
    <meta:document-statistic meta:table-count="0" meta:image-count="0" meta:object-count="0" meta:page-count="1" meta:paragraph-count="5" meta:word-count="77" meta:character-count="396" meta:non-whitespace-character-count="324"/>
    <meta:user-defined meta:name="Info 1"/>
    <meta:user-defined meta:name="Info 2"/>
    <meta:user-defined meta:name="Info 3"/>
    <meta:user-defined meta:name="Info 4"/>
  </office:meta>
</office:document-meta>
</file>